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1000001E0E1A4272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43cm" fo:min-width="3.624cm" fo:wrap-option="wrap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31cm" svg:x="0.011cm" svg:y="0.01cm">
          <draw:image xlink:href="Pictures/1000000100000321000001E0E1A4272B.png" xlink:type="simple" xlink:show="embed" xlink:actuate="onLoad" draw:mime-type="image/png">
            <text:p/>
          </draw:image>
        </draw:frame>
        <draw:custom-shape draw:style-name="gr2" draw:text-style-name="P3" draw:layer="layout" svg:width="4.124cm" svg:height="1.68cm" svg:x="2.484cm" svg:y="2.909cm">
          <text:p text:style-name="P2"><text:span text:style-name="T1">The Search button opens a menu with names in the metadata for the work that appear in Wikipedia.</text:span></text:p>
          <draw:enhanced-geometry svg:viewBox="0 0 21600 21600" draw:mirror-horizontal="false" draw:type="line-callout-2" draw:modifiers="-9729.16363636364 -30967.2813801309 -6849.16363636364 -16433.8582677165 -1256.72727272727 7092.920880428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2-13T08:00:32.788896886</dc:date>
    <meta:editing-cycles>19</meta:editing-cycles>
    <meta:editing-duration>PT1H25M34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